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1c66e" officeooo:paragraph-rsid="0011c66e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1c66e" officeooo:paragraph-rsid="0011c66e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style:font-name="Arial" fo:font-size="11pt" officeooo:rsid="0011c66e" officeooo:paragraph-rsid="0011c66e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7 Tasks:</text:p>
      <text:p text:style-name="P1"/>
      <text:p text:style-name="P2">1.</text:p>
      <text:p text:style-name="P4">Using the CSS Position Property, I would like you to put together an example of the following: </text:p>
      <text:p text:style-name="P5">  </text:p>
      <text:p text:style-name="P5">An element that is fixed to the top of the page when scrolled past. </text:p>
      <text:p text:style-name="P5">  </text:p>
      <text:p text:style-name="P5">An element that is fixed in the same position of the browser despite where you scroll to in the document. </text:p>
      <text:p text:style-name="P1"/>
      <text:p text:style-name="P2"/>
      <text:p text:style-name="P2">2.</text:p>
      <text:p text:style-name="P4">Group Task - Advanced CSS Selectors: <text:line-break/> <text:line-break/>Each breakout room will be assigned a topic, I would like you to research your topic and put together a short demonstration / presentation on it to present to the group later in the session. <text:line-break/> <text:line-break/>How you demo / explain your topic is up to you to decide as a group. Feel free to share your screen and do a code-along demo or explain it using a presentation of some sort. Please ensure that you organise amongst yourselves who will share their screen and who will present what. <text:line-break/> <text:line-break/>We will be coming back into the main meeting room at 11:50am in order to run through the presentations. <text:line-break/> <text:line-break/>Topics: <text:line-break/> <text:line-break/>Room 1: Pseudo-Elements <text:line-break/> <text:line-break/>Room 2: nth-child Selector <text:line-break/> <text:line-break/>Room 3: Psuedo-Classes <text:line-break/> <text:line-break/>Room 4: Attribute Selectors </text:p>
      <text:p text:style-name="P5"> </text:p>
      <text:p text:style-name="P5">The :nth-child selector allows you to select one or more elements based on their source order, according to a formula. </text:p>
      <text:p text:style-name="P3"><text:span text:style-name="T2">It is defined in the </text:span><text:a xlink:type="simple" xlink:href="http://www.w3.org/TR/selectors/" office:target-frame-name="_blank" xlink:show="new" text:style-name="Internet_20_link" text:visited-style-name="Visited_20_Internet_20_Link"><text:span text:style-name="T2">CSS Selectors Level 3 spec</text:span></text:a><text:span text:style-name="T2"> as a “structural pseudo-class”, meaning it is used to style content based on its relationship with parent and sibling elements. </text:span></text:p>
      <text:p text:style-name="P5">Suppose we are building a CSS grid, and want to remove the margin on every fourth grid module. Here’s that HTML: </text:p>
      <text:p text:style-name="P5"> </text:p>
      <text:p text:style-name="P5">Make a distinction between psuedo-classes and psudo-elements 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1:10.221000000</meta:creation-date>
    <dc:date>2024-01-23T18:02:47.673000000</dc:date>
    <meta:editing-duration>PT1M3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5" meta:word-count="262" meta:character-count="1506" meta:non-whitespace-character-count="1217"/>
  </office:meta>
</office:document-meta>
</file>